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grid4</text:p>
          </table:table-cell>
          <table:table-cell office:value-type="string">
            <text:p>grid1</text:p>
          </table:table-cell>
          <table:table-cell office:value-type="string">
            <text:p>grid3</text:p>
          </table:table-cell>
          <table:table-cell office:value-type="string">
            <text:p>grid6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18">
            <text:p>18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33">
            <text:p>33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float" office:value="36">
            <text:p>36</text:p>
          </table:table-cell>
          <table:table-cell office:value-type="float" office:value="53">
            <text:p>53</text:p>
          </table:table-cell>
        </table:table-row>
        <table:table-row table:style-name="ro1">
          <table:table-cell table:number-columns-repeated="3"/>
          <table:table-cell office:value-type="float" office:value="55">
            <text:p>55</text:p>
          </table:table-cell>
        </table:table-row>
        <table:table-row table:style-name="ro1">
          <table:table-cell table:number-columns-repeated="3"/>
          <table:table-cell office:value-type="float" office:value="65">
            <text:p>65</text:p>
          </table:table-cell>
        </table:table-row>
        <table:table-row table:style-name="ro1">
          <table:table-cell table:number-columns-repeated="3"/>
          <table:table-cell office:value-type="float" office:value="75">
            <text:p>75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2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10/26/2015</text:date>, <text:time>00:1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shine O'Young</meta:initial-creator>
    <meta:creation-date>2015-10-25T20:40:57.31</meta:creation-date>
    <dc:date>2015-10-26T00:12:31.58</dc:date>
    <dc:creator>Keshine O'Young</dc:creator>
    <meta:editing-duration>PT5S</meta:editing-duration>
    <meta:editing-cycles>1</meta:editing-cycles>
    <meta:document-statistic meta:table-count="3" meta:cell-count="74" meta:object-count="0"/>
    <meta:generator>OpenOffice/4.0.0$Win32 OpenOffice.org_project/400m3$Build-9702</meta:generator>
  </office:meta>
</office:document-meta>
</file>